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background-color="#eeeeee" style:font-size-asian="14pt" style:font-size-complex="14pt"/>
    </style:style>
    <style:style style:name="P2" style:family="paragraph" style:parent-style-name="Standard">
      <style:text-properties fo:font-size="14pt" fo:background-color="#ffffa6" style:font-size-asian="14pt" style:font-size-complex="14pt"/>
    </style:style>
    <style:style style:name="P3" style:family="paragraph" style:parent-style-name="Standard">
      <style:text-properties fo:font-size="14pt" fo:background-color="#dddddd" style:font-size-asian="14pt" style:font-size-complex="14pt"/>
    </style:style>
    <style:style style:name="P4" style:family="paragraph" style:parent-style-name="Standard">
      <style:text-properties fo:font-size="14pt" fo:background-color="#cccccc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gnu desktop manager</text:p>
      <text:p text:style-name="P2">-launch the application</text:p>
      <text:p text:style-name="P2"><text:tab/>-alt+f4</text:p>
      <text:p text:style-name="P2">-firefox</text:p>
      <text:p text:style-name="P2">-gedit</text:p>
      <text:p text:style-name="P2">-gedit&amp;</text:p>
      <text:p text:style-name="P2">- </text:p>
      <text:p text:style-name="P2">-background and foreground process</text:p>
      <text:p text:style-name="P2"/>
      <text:p text:style-name="P2">-alt+f2, gedit</text:p>
      <text:p text:style-name="P1"/>
      <text:p text:style-name="P1">1. neofetch</text:p>
      <text:p text:style-name="P1">2. sudo apt update</text:p>
      <text:p text:style-name="P1">3. wget https://www.python.org/ftp/python/3.10.5/Python-3.10.5.tgz</text:p>
      <text:p text:style-name="P1">4. sudo tar -xf Python-3.10.5.tgz</text:p>
      <text:p text:style-name="P1">5. cd Python-3.10.5</text:p>
      <text:p text:style-name="P1">6. ls</text:p>
      <text:p text:style-name="P1">7. clear</text:p>
      <text:p text:style-name="P1"/>
      <text:p text:style-name="P1">not done from here</text:p>
      <text:p text:style-name="P1">8. sudo ./configure --enable-optimizations(got an error)</text:p>
      <text:p text:style-name="P1">9. sudo make altinstall</text:p>
      <text:p text:style-name="P1"/>
      <text:p text:style-name="P1">launch application in diff ways</text:p>
      <text:p text:style-name="P1">gui launcher,</text:p>
      <text:p text:style-name="P1">gnome terminal</text:p>
      <text:p text:style-name="P1">libreoffice</text:p>
      <text:p text:style-name="P1">firefox</text:p>
      <text:p text:style-name="P1">gedit</text:p>
      <text:p text:style-name="P1"/>
      <text:p text:style-name="P1"/>
      <text:p text:style-name="P1">gnome-(tab twice)</text:p>
      <text:p text:style-name="P1">gnome-te</text:p>
      <text:p text:style-name="P1">gnome-terminal</text:p>
      <text:p text:style-name="P1"/>
      <text:p text:style-name="P1">debian package management system-installing and reviewing packgaes</text:p>
      <text:p text:style-name="P1"/>
      <text:p text:style-name="P1">sudo apt-get install sl</text:p>
      <text:p text:style-name="P1">man dpkg</text:p>
      <text:p text:style-name="P1">sample .deb file</text:p>
      <text:p text:style-name="P1">.exe -&gt; .deb</text:p>
      <text:p text:style-name="P1"/>
      <text:p text:style-name="P1">cd Downloads/</text:p>
      <text:p text:style-name="P1">dpkg -i tab)</text:p>
      <text:p text:style-name="P1">teamviewer</text:p>
      <text:p text:style-name="P1"><text:soft-page-break/></text:p>
      <text:p text:style-name="P1">sudo synaptic</text:p>
      <text:p text:style-name="P1"/>
      <text:p text:style-name="P1">command for size of package</text:p>
      <text:p text:style-name="P1">command to list all packages intalled</text:p>
      <text:p text:style-name="P1"/>
      <text:p text:style-name="P1">to do</text:p>
      <text:p text:style-name="P1">install dpkg using tools</text:p>
      <text:p text:style-name="P1"/>
      <text:p text:style-name="P1">filesystem</text:p>
      <text:p text:style-name="P1"/>
      <text:p text:style-name="P1">/bin</text:p>
      <text:p text:style-name="P1">/dev</text:p>
      <text:p text:style-name="P1">/etc - configuration</text:p>
      <text:p text:style-name="P1">dpkg, apt-get</text:p>
      <text:p text:style-name="P1">sudo nano /etc/apt/souces.list</text:p>
      <text:p text:style-name="P1">nano /etc/network/interfaces</text:p>
      <text:p text:style-name="P1">nano /etc/apache2/sites-enabled/</text:p>
      <text:p text:style-name="P1">ls /boot/vmlinux</text:p>
      <text:p text:style-name="P1">/var</text:p>
      <text:p text:style-name="P1">cat/proc/cpuinfo</text:p>
      <text:p text:style-name="P1"/>
      <text:p text:style-name="P1">to see where the pendrive is mounted- ls /dev/sda</text:p>
      <text:p text:style-name="P1">dpkg ,apt-get</text:p>
      <text:p text:style-name="P1"/>
      <text:p text:style-name="P1"/>
      <text:p text:style-name="P1">ls /media/ or ls /media/username/</text:p>
      <text:p text:style-name="P1"/>
      <text:p text:style-name="P1">man mount</text:p>
      <text:p text:style-name="P1"/>
      <text:p text:style-name="P1"/>
      <text:p text:style-name="P1">-the file system</text:p>
      <text:p text:style-name="P1">-file permission-how are handled</text:p>
      <text:p text:style-name="P1">-attribute and related file permission</text:p>
      <text:p text:style-name="P1">-what is a file, unix file system</text:p>
      <text:p text:style-name="P1"><text:s text:c="2"/>A file is an object on a computer that stores data, information, settings, or commands used with a computer program.</text:p>
      <text:p text:style-name="P1"><text:s text:c="2"/></text:p>
      <text:p text:style-name="P1">-how is file handled</text:p>
      <text:p text:style-name="P1"/>
      <text:p text:style-name="P1">-how to know file attributes</text:p>
      <text:p text:style-name="P1"><text:s text:c="4"/>(-&gt; lsattr -r)</text:p>
      <text:p text:style-name="P1"><text:s text:c="4"/>-&gt; lsattr : list file attributes on linux second extended file system</text:p>
      <text:p text:style-name="P1"><text:s text:c="4"/>-&gt; -r: recursively list attributes of directories and their content</text:p>
      <text:p text:style-name="P1"/>
      <text:p text:style-name="P1"><text:soft-page-break/>-file permissions</text:p>
      <text:p text:style-name="P1"/>
      <text:p text:style-name="P1">-different types of files</text:p>
      <text:p text:style-name="P1"><text:s text:c="4"/>1.Regular files (-): It contain programs, executable files and text files.</text:p>
      <text:p text:style-name="P1"><text:s text:c="4"/>2.Directory files (d): It is shown in blue color. It contain list of files.</text:p>
      <text:p text:style-name="P1"><text:s text:c="4"/>3.Special files</text:p>
      <text:p text:style-name="P1"><text:s text:c="8"/>Block file (b)</text:p>
      <text:p text:style-name="P1"><text:s text:c="8"/>Character device file (c)</text:p>
      <text:p text:style-name="P1"><text:s text:c="8"/>Named pipe file (p)</text:p>
      <text:p text:style-name="P1"><text:s text:c="8"/>Symbolic link file (l)</text:p>
      <text:p text:style-name="P1"><text:s text:c="8"/>Socket file (s)</text:p>
      <text:p text:style-name="P1"><text:s text:c="8"/><text:tab/>(OR)</text:p>
      <text:p text:style-name="P1"><text:s text:c="2"/><text:tab/> File type<text:tab/>-<text:tab/>Description</text:p>
      <text:p text:style-name="P1"><text:tab/>Ordinary or regular files - Contain data of various content types such as text, script, image, videos, etc.</text:p>
      <text:p text:style-name="P1"><text:tab/>Directory files = Contain the name and address of other files.</text:p>
      <text:p text:style-name="P1"><text:tab/>Block or character special files - present device files such as hard drives, monitors, etc.</text:p>
      <text:p text:style-name="P1"><text:tab/>Link files - Point or mirror other files</text:p>
      <text:p text:style-name="P1"><text:tab/>Socket files - Provide inter-process communication</text:p>
      <text:p text:style-name="P1"><text:tab/>Named pipe files - Allow processes to send data to other processes or receive data from other processes.</text:p>
      <text:p text:style-name="P1"/>
      <text:p text:style-name="P1">-how to change the owner of the file</text:p>
      <text:p text:style-name="P1"><text:tab/>The chown command changes user ownership of a file, directory, or link in Linux. Every file is associated with an owning user or group.</text:p>
      <text:p text:style-name="P1"><text:tab/>chown [OPTIONS] USER[:GROUP] FILE(s)</text:p>
      <text:p text:style-name="P1"><text:tab/>[OPTIONS] – the command can be used with or without additional options.</text:p>
      <text:p text:style-name="P1"><text:s text:c="4"/><text:tab/>[USER] – the username or the numeric user ID of the new owner of a file.</text:p>
      <text:p text:style-name="P1"><text:s text:c="4"/><text:tab/>[:] – use the colon when changing a group of a file.</text:p>
      <text:p text:style-name="P1"><text:s text:c="4"/><text:tab/>[GROUP] – changing the group ownership of a file is optional.</text:p>
      <text:p text:style-name="P1"><text:s text:c="4"/><text:tab/>FILE – the target file.</text:p>
      <text:p text:style-name="P1"><text:s text:c="4"/><text:tab/></text:p>
      <text:p text:style-name="P1"><text:s text:c="4"/><text:tab/>To check the chown version on your machine, enter:</text:p>
      <text:p text:style-name="P1"><text:s text:c="4"/><text:tab/>chown --version</text:p>
      <text:p text:style-name="P1"/>
      <text:p text:style-name="P1">Superuser permissions are necessary to execute the chown command.</text:p>
      <text:p text:style-name="P1">-/etc/passwd format, stores,</text:p>
      <text:p text:style-name="P1">-where is user infor kept in linux-light weight....</text:p>
      <text:p text:style-name="P1">-shadow file</text:p>
      <text:p text:style-name="P1">-what is inode</text:p>
      <text:p text:style-name="P1">-soft link,hard link</text:p>
      <text:p text:style-name="P1">-relative,absolute path in linux</text:p>
      <text:p text:style-name="P1">-heirarchy of filesytem</text:p>
      <text:p text:style-name="P1">-diff b/w directory and files</text:p>
      <text:p text:style-name="P1"><text:soft-page-break/></text:p>
      <text:p text:style-name="P1">-inode structure,inode maintainance</text:p>
      <text:p text:style-name="P1">-give egs and explain diff attributes of files</text:p>
      <text:p text:style-name="P1">-give egs of block file</text:p>
      <text:p text:style-name="P1">-whatis df(2m/3m)</text:p>
      <text:p text:style-name="P1">-df -Th :it will tell what is the type of filesystem</text:p>
      <text:p text:style-name="P1">-top command</text:p>
      <text:p text:style-name="P1">-different types of log files in unix filesystem-ls /log</text:p>
      <text:p text:style-name="P1">-resouces-ram,rom....</text:p>
      <text:p text:style-name="P1">-/dev/null</text:p>
      <text:p text:style-name="P1"/>
      <text:p text:style-name="P1"><text:s/></text:p>
      <text:p text:style-name="P1"/>
      <text:p text:style-name="P1"/>
      <text:p text:style-name="P1">files-stream of bytes</text:p>
      <text:p text:style-name="P1"/>
      <text:p text:style-name="P1"/>
      <text:p text:style-name="P2">GIT-version control system</text:p>
      <text:p text:style-name="P2">repository-kind of a directory or collection of documents</text:p>
      <text:p text:style-name="P2">working directory-</text:p>
      <text:p text:style-name="P2">staging area-</text:p>
      <text:p text:style-name="P2">snapshot-</text:p>
      <text:p text:style-name="P2">workflow-</text:p>
      <text:p text:style-name="P2"/>
      <text:p text:style-name="P2"/>
      <text:p text:style-name="P3">in case you do </text:p>
      <text:p text:style-name="P3">sudo systemctl stop NetworkManager and forget the ethernet_interface_id</text:p>
      <text:p text:style-name="P3"><text:tab/>saviour is</text:p>
      <text:p text:style-name="P3"><text:tab/>sudo systemctl start NetworkManager.service</text:p>
      <text:p text:style-name="P3"/>
      <text:p text:style-name="P3"/>
      <text:p text:style-name="P3"/>
      <text:p text:style-name="P2">gnu</text:p>
      <text:p text:style-name="P2">free software</text:p>
      <text:p text:style-name="P2">software freedoms</text:p>
      <text:p text:style-name="P2">www.gnu.org</text:p>
      <text:p text:style-name="P2">os</text:p>
      <text:p text:style-name="P2">kernel</text:p>
      <text:p text:style-name="P2">distributions of gnu linux</text:p>
      <text:p text:style-name="P2"/>
      <text:p text:style-name="P2">Booting process and shutdown process</text:p>
      <text:p text:style-name="P2">debian packages</text:p>
      <text:p text:style-name="P2"/>
      <text:p text:style-name="P2">installating a package</text:p>
      <text:p text:style-name="P2">-sl</text:p>
      <text:p text:style-name="P2"><text:soft-page-break/>-dpkg</text:p>
      <text:p text:style-name="P2">-apt</text:p>
      <text:p text:style-name="P2">apt -get</text:p>
      <text:p text:style-name="P2">DBMS</text:p>
      <text:p text:style-name="P2"/>
      <text:p text:style-name="P2">file</text:p>
      <text:p text:style-name="P2">file system</text:p>
      <text:p text:style-name="P2">unix file system</text:p>
      <text:p text:style-name="P2">ls</text:p>
      <text:p text:style-name="P2"/>
      <text:p text:style-name="P2">file attributes</text:p>
      <text:p text:style-name="P2">file permission</text:p>
      <text:p text:style-name="P2">architecture of unix</text:p>
      <text:p text:style-name="P2"/>
      <text:p text:style-name="P2"/>
      <text:p text:style-name="P4">whatis ls</text:p>
      <text:p text:style-name="P4">whereis ls</text:p>
      <text:p text:style-name="P4">who</text:p>
      <text:p text:style-name="P4"/>
      <text:p text:style-name="P4"/>
      <text:p text:style-name="P4">what is unix file system(inverted tree structure,root/,...bin-ls)</text:p>
      <text:p text:style-name="P4">ls /dev/sd</text:p>
      <text:p text:style-name="P4"/>
      <text:p text:style-name="P4"><text:tab/>sda sda1 sda2 sda3 sda5 sdb sdb1 sdb2 sdb3 sdb4(same filename)</text:p>
      <text:p text:style-name="P4"><text:tab/>where is the kernal...what is the kernal(file)....what is it <text:tab/><text:tab/> <text:tab/>treated as</text:p>
      <text:p text:style-name="P4"><text:tab/></text:p>
      <text:p text:style-name="P4"><text:tab/>./abc.sh</text:p>
      <text:p text:style-name="P4"><text:tab/>move to bin</text:p>
      <text:p text:style-name="P4"><text:tab/>/bin/abc.sh or abc.sh</text:p>
      <text:p text:style-name="P4">worms, viruses and trojens are treated as guest files in unix file system</text:p>
      <text:p text:style-name="P4">what happens when comp si on</text:p>
      <text:p text:style-name="P4">kernel interacts with hardware not the user</text:p>
      <text:p text:style-name="P2"/>
      <text:p text:style-name="P2"/>
      <text:p text:style-name="P2"/>
      <text:p text:style-name="P2">describe the layed architecture of unix/gnu linux(5m:diagram+description)</text:p>
      <text:p text:style-name="P2">what is unix(1m/2m/5m)</text:p>
      <text:p text:style-name="P2">Unix properties(www.elprocus.com)</text:p>
      <text:p text:style-name="P2">roles of kernal-(process,file,device,network,memory management,scheduling) and functions of kernal(5m)</text:p>
      <text:p text:style-name="P2">core subsystem of linus kernal(process scheduler</text:p>
      <text:p text:style-name="P2">gnu key process- kernal</text:p>
      <text:p text:style-name="P2">unix operating systems supports-(multiuser,multi tasking</text:p>
      <text:p text:style-name="P2">linux:everything is a streams and bytes; Unix: everything is a file</text:p>
      <text:p text:style-name="P2"><text:soft-page-break/>what is a kernal(collection of programs mostly in c;communicates with hardware directly;gets loaded)</text:p>
      <text:p text:style-name="P2">where is kernal in linux(/boot/vim....-find out</text:p>
      <text:p text:style-name="P2">shell is a command interpreter(we use bash</text:p>
      <text:p text:style-name="P2">just know-not for exam(history of unix anf gnu linux)</text:p>
      <text:p text:style-name="P2">resources of a computer system</text:p>
      <text:p text:style-name="P2">basic and advanced file attributes</text:p>
      <text:p text:style-name="P2">git and its usgae foe managing code repositories</text:p>
      <text:p text:style-name="P2">shell scripts,read</text:p>
      <text:p text:style-name="P2">command line arguments,exit,variables,wildcards</text:p>
      <text:p text:style-name="P2">basic user utilities- man man,ls,bin,etc</text:p>
      <text:p text:style-name="P2">19.levels of man(8 levels-5m)</text:p>
      <text:p text:style-name="P2">how do you know if its external or internal-{whatis;whereis;touch;type ls,type man,type echo)</text:p>
      <text:p text:style-name="P2">external commands and internal commands</text:p>
      <text:p text:style-name="P2">general structure of command: </text:p>
      <text:p text:style-name="P2"><text:tab/>command-name options arguments-</text:p>
      <text:p text:style-name="P2"><text:tab/><text:tab/><text:tab/>-l</text:p>
      <text:p text:style-name="P2"><text:tab/><text:tab/><text:tab/>ls filename*,ls -l filename,ls -il filename*(to know inode),ls -l/ls -ail</text:p>
      <text:p text:style-name="P2">different man pages</text:p>
      <text:p text:style-name="P2">to find entries not in man-apropos;info(not for exam)</text:p>
      <text:p text:style-name="P2">compgen;compgen -b/-c/-a/-k/-g: list of all commands in unix installed</text:p>
      <text:p text:style-name="P2">general purpose utilities(ls,man,nano,creating own directories and files,tty(tele type terminal;standard input device:keyboard),ls /dev/tty[+tab twice]-print </text:p>
      <text:p text:style-name="P2">/dev/null</text:p>
      <text:p text:style-name="P2">man stty,clear,history,man script,scipt -e/-f</text:p>
      <text:p text:style-name="P2">eol</text:p>
      <text:p text:style-name="P2">how to know which software os have installed: neofecth or man cat(cat: concatenated files and attaches to standard output device(monitor))</text:p>
      <text:p text:style-name="P2">cat /etc/os-release; cat /etc/os-</text:p>
      <text:p text:style-name="P2">kernal is found in linux:ls /boot/vmlinuz</text:p>
      <text:p text:style-name="P2">cat /proc/version</text:p>
      <text:p text:style-name="P2">sl;sl -l;cal;man cal;</text:p>
      <text:p text:style-name="P2">date and cal(options atleast 10 for 10m)</text:p>
      <text:p text:style-name="P2">cal 2022 | more</text:p>
      <text:p text:style-name="P2">cat /etc/group</text:p>
      <text:p text:style-name="P2">list any 10 general pupose utlities and thier usahe(who,ls,move,cp,</text:p>
      <text:p text:style-name="P2">-sudo adduser bnm;sudo login;pwd;who;who -Hu;</text:p>
      <text:p text:style-name="P2">whatis uname;uname;uname -r(version of kernal installed);uname -n(host name) also cat /etc/host;cat /etc/hostname;man whois;whois www.rvce.edu.in</text:p>
      <text:p text:style-name="P2">who;logout;exit;bc;mkdir</text:p>
      <text:p text:style-name="P2">file(file is program or a device;we can create a file without extension,file can have control character;file names can begin and end with .filename also;file name is limited to 255 characters;files in linux are stream of bytes or stream of <text:soft-page-break/>characters;files start with dot are hidden-[ls -al: to find hidden files from command line;gui=ctl+h]) types(regular files,device files, directory files</text:p>
      <text:p text:style-name="P2">unix file system in detail</text:p>
      <text:p text:style-name="P2">absolute path;relative path</text:p>
      <text:p text:style-name="P2">echo $PATH;</text:p>
      <text:p text:style-name="P2">cd..;cd~(Relative path)</text:p>
      <text:p text:style-name="P2">signifies relative path to current location.....signifies parent directory</text:p>
      <text:p text:style-name="P2">cd /home/zaibafarheen/Documents/questions(Absolute path)</text:p>
      <text:p text:style-name="P2">file(filename)-to determine file type</text:p>
      <text:p text:style-name="P2">whatis lp;lp,df,du,</text:p>
      <text:p text:style-name="P2">tar,zi,gzip(for compressing files)</text:p>
      <text:p text:style-name="P2">ls -x,ls -Fx,ls -Fx t*[* or directories,/ for executables],ls -l,ls -ail,ls -ail /</text:p>
      <text:p text:style-name="P2">file attributes,file permissions-</text:p>
      <text:p text:style-name="P2">cat-for creating files</text:p>
      <text:p text:style-name="P2">cat&gt;abc[ctl+c;creating a text file)+</text:p>
      <text:p text:style-name="P2">what are the different file attributes....prove it with commands[file types,file permssions,how many links the file has, who is the owner of it, who is ithe gorup it n=belongs to]</text:p>
      <text:p text:style-name="P2">file creation date why is it not maintained[5marks]</text:p>
      <text:p text:style-name="P2">ls -ail for inode number</text:p>
      <text:p text:style-name="P2">what is a soft link and what is a hard link....how do you create them(5m)</text:p>
      <text:p text:style-name="P2">man ln</text:p>
      <text:p text:style-name="P2">ln first.txt second.txt; ls *.txt;ls -ail *.txt</text:p>
      <text:p text:style-name="P2">ln -s first.txt third.txt'(echo "hello"&gt;&gt; third.txt:changes made to soft link affects all the files that it is linked iwth)</text:p>
      <text:p text:style-name="P2">what happens when you delete a file with soft and hard link</text:p>
      <text:p text:style-name="P2">PRove that creating hard/soft link can do.....</text:p>
      <text:p text:style-name="P2">how files permissions are handled in unix (10m);for one mark-chmod</text:p>
      <text:p text:style-name="P2">absolute relative file permissions: [</text:p>
      <text:p text:style-name="P2">diretories have read permissions or not(ture)-prove it[go into home directoy og user and create file-it can create,read,write and execute)</text:p>
      <text:p text:style-name="P2">user=administrator</text:p>
      <text:p text:style-name="P2">chmod category operation permission filename</text:p>
      <text:p text:style-name="P2"><text:tab/>u <text:s/><text:tab/>+<text:tab/><text:tab/>r<text:tab/>first.txt</text:p>
      <text:p text:style-name="P2"><text:tab/>g<text:tab/>-<text:tab/><text:tab/>w<text:tab/>second.txt</text:p>
      <text:p text:style-name="P2"><text:tab/>o<text:tab/>=<text:tab/><text:tab/>x<text:tab/>third.txt</text:p>
      <text:p text:style-name="P2"><text:tab/>a</text:p>
      <text:p text:style-name="P2"><text:tab/>chmod u+x first.txt</text:p>
      <text:p text:style-name="P2"><text:tab/>chmod a+r,u-w, filename</text:p>
      <text:p text:style-name="P2">eg: ./second.txt[to check if file is executable or not]</text:p>
      <text:p text:style-name="P2">chmod u+x second.txt[add executable permission]</text:p>
      <text:p text:style-name="P2">echo "small" &gt;small;cat small;ls -ail small</text:p>
      <text:p text:style-name="P2">chmod ugo-r small[remove read permission for all the users]</text:p>
      <text:p text:style-name="P2">by defualt guest file(trojens) cannot be executed</text:p>
      <text:p text:style-name="P2">421(rwx)-[000-0,001-1,010-2,011-3,100-4,101-5,110-6,111-7]</text:p>
      <text:p text:style-name="P2"><text:soft-page-break/></text:p>
      <text:p text:style-name="P2"/>
      <text:p text:style-name="P4">…or create a new repository on the command line</text:p>
      <text:p text:style-name="P4"/>
      <text:p text:style-name="P4">echo "# feb28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git@github.com:zaibafarheen13/feb28.git</text:p>
      <text:p text:style-name="P4">git push -u origin main</text:p>
      <text:p text:style-name="P4"/>
      <text:p text:style-name="P4"/>
      <text:p text:style-name="P4"/>
      <text:p text:style-name="P4">…or push an existing repository from the command line</text:p>
      <text:p text:style-name="P4"/>
      <text:p text:style-name="P4">git remote add origin git@github.com:zaibafarheen13/feb28.git</text:p>
      <text:p text:style-name="P4">git branch -M main</text:p>
      <text:p text:style-name="P4">git push -u origin main</text:p>
      <text:p text:style-name="P4"/>
      <text:p text:style-name="P4"/>
      <text:p text:style-name="P2">CIE TOPICS</text:p>
      <text:p text:style-name="P2"/>
      <text:p text:style-name="P2">Introduction to shell scripting</text:p>
      <text:p text:style-name="P2">-basic script</text:p>
      <text:p text:style-name="P2">-quotation(3 types of quotation)</text:p>
      <text:p text:style-name="P2">-declaring variables</text:p>
      <text:p text:style-name="P2"/>
      <text:p text:style-name="P2">git</text:p>
      <text:p text:style-name="P2">-git installation</text:p>
      <text:p text:style-name="P2">-git version</text:p>
      <text:p text:style-name="P2">-git terminologies, definitions</text:p>
      <text:p text:style-name="P2">-git init</text:p>
      <text:p text:style-name="P2">git --config</text:p>
      <text:p text:style-name="P2">git add file</text:p>
      <text:p text:style-name="P2">git status</text:p>
      <text:p text:style-name="P2">git log</text:p>
      <text:p text:style-name="P2">git commit -m message"</text:p>
      <text:p text:style-name="P2"/>
      <text:p text:style-name="P2">github</text:p>
      <text:p text:style-name="P2">ssh keys</text:p>
      <text:p text:style-name="P2">creating <text:s/>remote repository</text:p>
      <text:p text:style-name="P2">git clone</text:p>
      <text:p text:style-name="P2">making changes to repo locally</text:p>
      <text:p text:style-name="P2">pushing changes to remote repo on to github</text:p>
      <text:p text:style-name="P2"><text:soft-page-break/></text:p>
      <text:p text:style-name="P2">file</text:p>
      <text:p text:style-name="P2">Unix File System</text:p>
      <text:p text:style-name="P2">directory hierarchy</text:p>
      <text:p text:style-name="P2">file attributes</text:p>
      <text:p text:style-name="P2">ls </text:p>
      <text:p text:style-name="P2">ls -options</text:p>
      <text:p text:style-name="P2">file permissions(absolute and relative)</text:p>
      <text:p text:style-name="P2"/>
      <text:p text:style-name="P2">general purpose utility commands</text:p>
      <text:p text:style-name="P2"/>
      <text:p text:style-name="P2">Unix Architecture</text:p>
      <text:p text:style-name="P2">GNU Linus </text:p>
      <text:p text:style-name="P2">kernel</text:p>
      <text:p text:style-name="P2">FOSS</text:p>
      <text:p text:style-name="P2">Free Software-(freedoms of software)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2:21:17.074809484</meta:creation-date>
    <dc:date>2023-03-03T12:33:01.162807483</dc:date>
    <meta:editing-duration>PT11M46S</meta:editing-duration>
    <meta:editing-cycles>1</meta:editing-cycles>
    <meta:document-statistic meta:table-count="0" meta:image-count="0" meta:object-count="0" meta:page-count="9" meta:paragraph-count="292" meta:word-count="1411" meta:character-count="9758" meta:non-whitespace-character-count="8469"/>
    <meta:generator>LibreOffice/7.4.4.2$Linux_X86_64 LibreOffice_project/40$Build-2</meta:generator>
  </office:meta>
</office:document-meta>
</file>